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7.107cm"/>
    </style:style>
    <style:style style:name="co4" style:family="table-column">
      <style:table-column-properties fo:break-before="auto" style:column-width="4.519cm"/>
    </style:style>
    <style:style style:name="co5" style:family="table-column">
      <style:table-column-properties fo:break-before="auto" style:column-width="13.4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1.0.0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ntacion para <text:a xlink:href="https://semver.org/spec/v1.0.0.html" xlink:type="simple">https://semver.org/spec/v1.0.0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2.0.0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metacion para <text:a xlink:href="https://semver.org/spec/v2.0.0.html" xlink:type="simple">https://semver.org/spec/v2.0.0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Default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Usar v2 por defau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cional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 documetacion debe ser aptivad por paramtrso de configurac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opcinales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deven ser activadas por parametro de configurac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de backward-compatible</text:p>
          </table:table-cell>
          <table:table-cell table:style-name="ce8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La compatibilidad se debe asegurar para la version major, por lo que se hace pruebas excliusivamente para la version maj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actory</text:p>
          </table:table-cell>
          <table:table-cell office:value-type="string" calcext:value-type="string">
            <text:p>Eliminar semver::v100::Build class</text:p>
          </table:table-cell>
          <table:table-cell table:style-name="ce9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Redundate ya que no se usa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ory</text:p>
          </table:table-cell>
          <table:table-cell office:value-type="string" calcext:value-type="string">
            <text:p>Separar los comparadores de semver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En busca de un procedimiento mas generic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Refactory</text:p>
          </table:table-cell>
          <table:table-cell office:value-type="string" calcext:value-type="string">
            <text:p>Convertir a C las fucniones de conversion de cadena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Para una uso mas generico una funcion estadar en C que sea llamada tanto por C++, com por python y Java tendria un factor de compatibilidad mayo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Refactory</text:p>
          </table:table-cell>
          <table:table-cell office:value-type="string" calcext:value-type="string">
            <text:p>Separando codigo generico de codigo espeifico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9/dic/20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Modulo de error extencile por heerencia</text:p>
          </table:table-cell>
          <table:table-cell/>
          <table:table-cell office:value-type="string" calcext:value-type="string">
            <text:p>1/ene/2020</text:p>
          </table:table-cell>
          <table:table-cell office:value-type="string" calcext:value-type="string">
            <text:p>la clase core::erro debe ser capaz de reconcer cada modulos al darles un codigo de modulo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ortacionde version para Postgresql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rección</text:p>
          </table:table-cell>
          <table:table-cell office:value-type="string" calcext:value-type="string">
            <text:p>Fall la visualizacion cuando no hay prerelease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Usar check target en lugar de with-test</text:p>
          </table:table-cell>
          <table:table-cell office:value-type="string" calcext:value-type="string">
            <text:p>requerid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RQ-1.1 Información de error</text:p>
          </table:table-cell>
          <table:table-cell table:number-columns-repeated="2"/>
          <table:table-cell office:value-type="string" calcext:value-type="string">
            <text:p>Deve indicar el error cuando lo haya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RQ-1.2 Extraer Numeros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Comado Extra semver v1.0.0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17/ene/2020</text:p>
          </table:table-cell>
          <table:table-cell office:value-type="string" calcext:value-type="string">
            <text:p>Se puede extraer los numero de una string e ignoarar el resto del text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de sandbox</text:p>
          </table:table-cell>
          <table:table-cell office:value-type="string" calcext:value-type="string">
            <text:p>deprecated for 2.0</text:p>
          </table:table-cell>
          <table:table-cell office:value-type="string" calcext:value-type="string">
            <text:p>19/ene/20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rrección</text:p>
          </table:table-cell>
          <table:table-cell office:value-type="string" calcext:value-type="string">
            <text:p>Rechazar letras en sección numérica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30/mar/20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quisito</text:p>
          </table:table-cell>
          <table:table-cell office:value-type="string" calcext:value-type="string">
            <text:p>Soporte para C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30/mar/20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1:35:10.1728471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8T16:56:25.088225187</meta:creation-date>
    <dc:date>2020-04-12T12:19:15.144261737</dc:date>
    <meta:editing-duration>P1DT3H30M50S</meta:editing-duration>
    <meta:editing-cycles>36</meta:editing-cycles>
    <meta:generator>LibreOffice/6.3.4.2.0$Linux_X86_64 LibreOffice_project/30$Build-2</meta:generator>
    <meta:document-statistic meta:table-count="1" meta:cell-count="110" meta:object-count="0"/>
  </office:meta>
</office:document-meta>
</file>